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118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2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1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9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8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10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3" style:family="table-cell" style:parent-style-name="Default" style:data-style-name="N0">
      <style:table-cell-properties fo:wrap-option="wrap" style:vertical-align="top" fo:background-color="#00FFFF"/>
      <style:text-properties style:font-name="Calibri1" fo:font-size="10.5pt" style:font-name-asian="Arial2" style:font-size-asian="10.5pt" style:font-name-complex="Arial2" style:font-size-complex="10.5pt"/>
    </style:style>
    <style:style style:name="ce10" style:family="table-cell" style:parent-style-name="Default" style:data-style-name="N0">
      <style:table-cell-properties fo:wrap-option="wrap" style:vertical-align="top" fo:background-color="#00FFFF"/>
      <style:text-properties style:font-name="Calibri1" fo:font-size="10.5pt" style:font-name-asian="Arial2" style:font-size-asian="10.5pt" style:font-name-complex="Arial2" style:font-size-complex="10.5pt"/>
    </style:style>
    <style:style style:name="ce7" style:family="table-cell" style:parent-style-name="Default" style:data-style-name="N0">
      <style:table-cell-properties fo:wrap-option="wrap" style:vertical-align="top" fo:background-color="#00FFFF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Default" style:data-style-name="N0">
      <style:table-cell-properties fo:wrap-option="wrap" style:vertical-align="top" fo:background-color="#00FFFF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#FFC800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default-cell-style-name="ce75"/>
        <table:table-column table:style-name="co1" table:default-cell-style-name="ce75"/>
        <table:table-column table:style-name="co1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table:formula="of:=COUNTA([Tree_Navigation_Views_V2.A2:.A71])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office:value-type="float" office:value="196">
            <text:p>196.00</text:p>
          </table:table-cell>
          <table:table-cell table:style-name="ce83" office:value-type="float" office:value="183">
            <text:p>183.00</text:p>
          </table:table-cell>
          <table:table-cell table:style-name="ce83" office:value-type="float" office:value="13">
            <text:p>13.00</text:p>
          </table:table-cell>
          <table:table-cell table:style-name="ce83" table:number-columns-repeated="1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/>
          <table:table-cell table:style-name="ce83" office:value-type="float" office:value="0">
            <text:p>0</text:p>
          </table:table-cell>
          <table:table-cell table:style-name="ce83" office:value-type="float" office:value="26">
            <text:p>26.00</text:p>
          </table:table-cell>
          <table:table-cell table:style-name="ce83" office:value-type="float" office:value="21">
            <text:p>21.00</text:p>
          </table:table-cell>
          <table:table-cell table:style-name="ce83" office:value-type="float" office:value="5">
            <text:p>5.00</text:p>
          </table:table-cell>
          <table:table-cell table:style-name="ce83" table:number-columns-repeated="1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2"/>
          <table:table-cell table:style-name="ce83" office:value-type="float" office:value="54">
            <text:p>54.00</text:p>
          </table:table-cell>
          <table:table-cell table:style-name="ce83" office:value-type="float" office:value="27">
            <text:p>27.00</text:p>
          </table:table-cell>
          <table:table-cell table:style-name="ce83" office:value-type="float" office:value="27">
            <text:p>27.00</text:p>
          </table:table-cell>
          <table:table-cell table:style-name="ce83" table:number-columns-repeated="1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8">
            <text:p>48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FAIL</text:p>
          </table:table-cell>
          <table:table-cell table:style-name="ce3">
            <text:p>Unable to locate element: {"method":"link text"|"selector":"Add info received"} System info: os.name: 'Windows 7'| os.arch: 'amd64'| os.version: '6.1'| java.version: '1.6.0_23' Driver info: driver.version: RemoteWebDriver</text:p>
          </table:table-cell>
          <table:table-cell table:style-name="ce4">
            <text:p/>
          </table:table-cell>
          <table:table-cell table:style-name="ce49" table:number-columns-repeated="1012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5">
            <text:p>FAIL</text:p>
          </table:table-cell>
          <table:table-cell table:style-name="ce6">
            <text:p>Unable to locate element: {"method":"link text"|"selector":"Add info received"} System info: os.name: 'Windows 7'| os.arch: 'amd64'| os.version: '6.1'| java.version: '1.6.0_23' Driver info: driver.version: RemoteWebDriver</text:p>
          </table:table-cell>
          <table:table-cell table:style-name="ce7">
            <text:p/>
          </table:table-cell>
          <table:table-cell table:style-name="ce49" table:number-columns-repeated="1012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8">
            <text:p>FAIL</text:p>
          </table:table-cell>
          <table:table-cell table:style-name="ce9">
            <text:p>Unable to locate element: {"method":"link text"|"selector":"Add info sent"} System info: os.name: 'Windows 7'| os.arch: 'amd64'| os.version: '6.1'| java.version: '1.6.0_23' Driver info: driver.version: RemoteWebDriver</text:p>
          </table:table-cell>
          <table:table-cell table:style-name="ce10">
            <text:p/>
          </table:table-cell>
          <table:table-cell table:style-name="ce49" table:number-columns-repeated="1012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1">
            <text:p>FAIL</text:p>
          </table:table-cell>
          <table:table-cell table:style-name="ce12">
            <text:p>Unable to locate element: {"method":"link text"|"selector":"Add info sent"} System info: os.name: 'Windows 7'| os.arch: 'amd64'| os.version: '6.1'| java.version: '1.6.0_23' Driver info: driver.version: RemoteWebDriver</text:p>
          </table:table-cell>
          <table:table-cell table:style-name="ce13">
            <text:p/>
          </table:table-cell>
          <table:table-cell table:style-name="ce49" table:number-columns-repeated="1012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5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7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8">
            <text:p>PASS</text:p>
          </table:table-cell>
          <table:table-cell table:number-columns-repeated="1014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9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0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1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2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0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1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2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33">
            <text:p>FAIL</text:p>
          </table:table-cell>
          <table:table-cell table:style-name="ce34">
            <text:p/>
          </table:table-cell>
          <table:table-cell table:style-name="ce35">
            <text:p>Verification Failed Expected '[org.openqa.selenium.firefox.FirefoxWebElement@250ef97e</text:p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36">
            <text:p>FAIL</text:p>
          </table:table-cell>
          <table:table-cell table:style-name="ce37">
            <text:p/>
          </table:table-cell>
          <table:table-cell table:style-name="ce38">
            <text:p>Verification failed Expected '' Actual '2012/02/07 19:17:35'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9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88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89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90">
            <text:p>FAIL</text:p>
          </table:table-cell>
          <table:table-cell table:style-name="ce91">
            <text:p>Unable to dismiss alert. Is an alert present? System info: os.name: 'Windows 7'| os.arch: 'amd64'| os.version: '6.1'| java.version: '1.6.0_23' Driver info: driver.version: RemoteWebDriver</text:p>
          </table:table-cell>
          <table:table-cell table:style-name="ce92">
            <text:p/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93">
            <text:p>FAIL</text:p>
          </table:table-cell>
          <table:table-cell table:style-name="ce94">
            <text:p>Unable to dismiss alert. Is an alert present? System info: os.name: 'Windows 7'| os.arch: 'amd64'| os.version: '6.1'| java.version: '1.6.0_23' Driver info: driver.version: RemoteWebDriver</text:p>
          </table:table-cell>
          <table:table-cell table:style-name="ce95">
            <text:p/>
          </table:table-cell>
          <table:table-cell table:number-columns-repeated="1012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96">
            <text:p>FAIL</text:p>
          </table:table-cell>
          <table:table-cell table:style-name="ce97">
            <text:p>Unable to dismiss alert. Is an alert present? System info: os.name: 'Windows 7'| os.arch: 'amd64'| os.version: '6.1'| java.version: '1.6.0_23' Driver info: driver.version: RemoteWebDriver</text:p>
          </table:table-cell>
          <table:table-cell table:style-name="ce98">
            <text:p/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99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100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101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102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103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>
            <text:p>PASS</text:p>
          </table:table-cell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0">
            <text:p>PASS</text:p>
          </table:table-cell>
          <table:table-cell table:number-columns-repeated="1014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1">
            <text:p>FAIL</text:p>
          </table:table-cell>
          <table:table-cell table:style-name="ce2">
            <text:p>Unable to locate element: {"method":"class name"|"selector":"norecords"} System info: os.name: 'Windows 7'| os.arch: 'amd64'| os.version: '6.1'| java.version: '1.6.0_23' Driver info: driver.version: RemoteWebDriver</text:p>
          </table:table-cell>
          <table:table-cell table:style-name="ce3">
            <text:p/>
          </table:table-cell>
          <table:table-cell table:number-columns-repeated="1012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4">
            <text:p>FAIL</text:p>
          </table:table-cell>
          <table:table-cell table:style-name="ce5">
            <text:p>Unable to locate element: {"method":"class name"|"selector":"norecords"} System info: os.name: 'Windows 7'| os.arch: 'amd64'| os.version: '6.1'| java.version: '1.6.0_23' Driver info: driver.version: RemoteWebDriver</text:p>
          </table:table-cell>
          <table:table-cell table:style-name="ce6">
            <text:p/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FFC8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5M42S</meta:editing-duration>
    <meta:editing-cycles>138</meta:editing-cycles>
    <meta:generator>OpenOffice.org/3.2$Win32 OpenOffice.org_project/320m12$Build-9483</meta:generator>
    <dc:date>2011-11-29T19:17:53.47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